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352a" officeooo:paragraph-rsid="0014352a"/>
    </style:style>
    <style:style style:name="P2" style:family="paragraph" style:parent-style-name="Text_20_body">
      <style:text-properties officeooo:rsid="002682b2" officeooo:paragraph-rsid="0031d2dd"/>
    </style:style>
    <style:style style:name="P3" style:family="paragraph" style:parent-style-name="Text_20_body">
      <style:text-properties officeooo:rsid="002682b2" officeooo:paragraph-rsid="00337e35"/>
    </style:style>
    <style:style style:name="P4" style:family="paragraph" style:parent-style-name="Text_20_body">
      <style:text-properties officeooo:rsid="0027a09e"/>
    </style:style>
    <style:style style:name="P5" style:family="paragraph" style:parent-style-name="Title">
      <style:text-properties officeooo:rsid="0024ef34" officeooo:paragraph-rsid="0024ef34"/>
    </style:style>
    <style:style style:name="P6" style:family="paragraph" style:parent-style-name="Text_20_body">
      <style:text-properties officeooo:paragraph-rsid="0029d767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text-properties officeooo:rsid="00337284" officeooo:paragraph-rsid="00337284"/>
    </style:style>
    <style:style style:name="P9" style:family="paragraph" style:parent-style-name="Text_20_body">
      <style:text-properties officeooo:rsid="00337284" officeooo:paragraph-rsid="00337e35"/>
    </style:style>
    <style:style style:name="P10" style:family="paragraph" style:parent-style-name="Text_20_body">
      <style:text-properties officeooo:paragraph-rsid="004822b1"/>
    </style:style>
    <style:style style:name="P11" style:family="paragraph" style:parent-style-name="Title">
      <style:text-properties officeooo:rsid="00d23793" officeooo:paragraph-rsid="00d23793"/>
    </style:style>
    <style:style style:name="P12" style:family="paragraph" style:parent-style-name="Text_20_body">
      <style:text-properties officeooo:paragraph-rsid="00d495af"/>
    </style:style>
    <style:style style:name="P13" style:family="paragraph" style:parent-style-name="Text_20_body">
      <style:text-properties officeooo:paragraph-rsid="00d576f6"/>
    </style:style>
    <style:style style:name="P14" style:family="paragraph" style:parent-style-name="Text_20_body">
      <style:text-properties officeooo:paragraph-rsid="005f8870"/>
    </style:style>
    <style:style style:name="P15" style:family="paragraph" style:parent-style-name="Text_20_body">
      <style:text-properties officeooo:paragraph-rsid="002682b2"/>
    </style:style>
    <style:style style:name="P1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officeooo:paragraph-rsid="00d3303d"/>
    </style:style>
    <style:style style:name="P19" style:family="paragraph" style:parent-style-name="Heading_20_1">
      <style:paragraph-properties fo:break-before="page"/>
      <style:text-properties officeooo:paragraph-rsid="00d495af"/>
    </style:style>
    <style:style style:name="P20" style:family="paragraph" style:parent-style-name="Heading_20_1">
      <style:paragraph-properties fo:break-before="page"/>
      <style:text-properties officeooo:paragraph-rsid="00d576f6"/>
    </style:style>
    <style:style style:name="P21" style:family="paragraph" style:parent-style-name="Heading_20_2">
      <style:text-properties officeooo:rsid="00d3303d" officeooo:paragraph-rsid="00d495af"/>
    </style:style>
    <style:style style:name="P22" style:family="paragraph" style:parent-style-name="Heading_20_2">
      <style:text-properties officeooo:rsid="00e1aef0" officeooo:paragraph-rsid="00e1aef0"/>
    </style:style>
    <style:style style:name="P23" style:family="paragraph" style:parent-style-name="Heading_20_2">
      <style:text-properties officeooo:paragraph-rsid="00e1aef0"/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>
      <style:text-properties officeooo:rsid="00d3303d" officeooo:paragraph-rsid="00d495af"/>
    </style:style>
    <style:style style:name="P26" style:family="paragraph" style:parent-style-name="Text_20_body">
      <style:text-properties officeooo:rsid="00d3303d" officeooo:paragraph-rsid="00e1aef0"/>
    </style:style>
    <style:style style:name="P27" style:family="paragraph" style:parent-style-name="Text_20_body" style:list-style-name="L6">
      <style:text-properties officeooo:rsid="00d3303d" officeooo:paragraph-rsid="010339f5"/>
    </style:style>
    <style:style style:name="P28" style:family="paragraph" style:parent-style-name="Text_20_body">
      <style:text-properties officeooo:rsid="00d3303d" officeooo:paragraph-rsid="0104f2fb"/>
    </style:style>
    <style:style style:name="P29" style:family="paragraph" style:parent-style-name="Text_20_body">
      <style:text-properties officeooo:rsid="00d3303d" officeooo:paragraph-rsid="00d576f6"/>
    </style:style>
    <style:style style:name="P30" style:family="paragraph" style:parent-style-name="Text_20_body">
      <style:text-properties officeooo:paragraph-rsid="005f8870"/>
    </style:style>
    <style:style style:name="P31" style:family="paragraph" style:parent-style-name="Text_20_body">
      <style:text-properties officeooo:paragraph-rsid="00dfb0ac"/>
    </style:style>
    <style:style style:name="P32" style:family="paragraph" style:parent-style-name="Text_20_body" style:list-style-name="L2">
      <style:text-properties officeooo:paragraph-rsid="00dfb0ac"/>
    </style:style>
    <style:style style:name="P33" style:family="paragraph" style:parent-style-name="Text_20_body" style:list-style-name="L3">
      <style:text-properties officeooo:paragraph-rsid="00dfb0ac"/>
    </style:style>
    <style:style style:name="P34" style:family="paragraph" style:parent-style-name="Text_20_body" style:list-style-name="L4">
      <style:text-properties officeooo:paragraph-rsid="00dfb0ac"/>
    </style:style>
    <style:style style:name="P35" style:family="paragraph" style:parent-style-name="Text_20_body" style:list-style-name="L4">
      <style:text-properties officeooo:paragraph-rsid="00f7ca00"/>
    </style:style>
    <style:style style:name="P36" style:family="paragraph" style:parent-style-name="Text_20_body" style:list-style-name="L5">
      <style:text-properties officeooo:paragraph-rsid="00dfb0ac"/>
    </style:style>
    <style:style style:name="P37" style:family="paragraph" style:parent-style-name="Text_20_body" style:list-style-name="L5">
      <style:text-properties officeooo:paragraph-rsid="00fdc129"/>
    </style:style>
    <style:style style:name="P38" style:family="paragraph" style:parent-style-name="Text_20_body">
      <style:text-properties officeooo:paragraph-rsid="00e2f434"/>
    </style:style>
    <style:style style:name="P39" style:family="paragraph" style:parent-style-name="Text_20_body">
      <style:text-properties style:text-underline-style="solid" style:text-underline-width="auto" style:text-underline-color="font-color" officeooo:paragraph-rsid="00dfb0ac"/>
    </style:style>
    <style:style style:name="P40" style:family="paragraph" style:parent-style-name="Text_20_body">
      <style:text-properties style:text-underline-style="solid" style:text-underline-width="auto" style:text-underline-color="font-color" officeooo:paragraph-rsid="005f8870"/>
    </style:style>
    <style:style style:name="P41" style:family="paragraph" style:parent-style-name="Text_20_body">
      <style:text-properties style:text-underline-style="solid" style:text-underline-width="auto" style:text-underline-color="font-color" officeooo:rsid="00d3303d" officeooo:paragraph-rsid="00d495af"/>
    </style:style>
    <style:style style:name="P42" style:family="paragraph" style:parent-style-name="Text_20_body">
      <style:text-properties officeooo:paragraph-rsid="00e560f7"/>
    </style:style>
    <style:style style:name="P43" style:family="paragraph" style:parent-style-name="Text_20_body">
      <style:paragraph-properties fo:margin-left="1.251cm" fo:text-indent="0cm" style:auto-text-indent="false"/>
      <style:text-properties officeooo:paragraph-rsid="00e936bd"/>
    </style:style>
    <style:style style:name="P44" style:family="paragraph" style:parent-style-name="Text_20_body">
      <style:text-properties officeooo:paragraph-rsid="00eedaa5"/>
    </style:style>
    <style:style style:name="P45" style:family="paragraph" style:parent-style-name="Text_20_body">
      <style:text-properties officeooo:paragraph-rsid="00f0d545"/>
    </style:style>
    <style:style style:name="P46" style:family="paragraph" style:parent-style-name="Text_20_body" style:list-style-name="L5">
      <style:text-properties officeooo:rsid="00f8cd74" officeooo:paragraph-rsid="00f8cd74"/>
    </style:style>
    <style:style style:name="P47" style:family="paragraph" style:parent-style-name="Text_20_body" style:list-style-name="L5">
      <style:text-properties officeooo:rsid="00f8cd74" officeooo:paragraph-rsid="00f9df7b"/>
    </style:style>
    <style:style style:name="P48" style:family="paragraph" style:parent-style-name="Text_20_body" style:list-style-name="L5">
      <style:text-properties officeooo:rsid="00f9df7b" officeooo:paragraph-rsid="00f9df7b"/>
    </style:style>
    <style:style style:name="P49" style:family="paragraph" style:parent-style-name="Text_20_body" style:list-style-name="L5">
      <style:text-properties officeooo:rsid="00fab1f8" officeooo:paragraph-rsid="00fab1f8"/>
    </style:style>
    <style:style style:name="P50" style:family="paragraph" style:parent-style-name="Text_20_body">
      <style:paragraph-properties fo:text-align="center" style:justify-single-word="false"/>
      <style:text-properties fo:font-weight="bold" officeooo:paragraph-rsid="0102727a" style:font-weight-asian="bold" style:font-weight-complex="bold"/>
    </style:style>
    <style:style style:name="P51" style:family="paragraph" style:parent-style-name="Text_20_body">
      <style:text-properties fo:font-weight="bold" officeooo:paragraph-rsid="0106a66a" style:font-weight-asian="bold" style:font-weight-complex="bold"/>
    </style:style>
    <style:style style:name="P52" style:family="paragraph" style:parent-style-name="Text_20_body">
      <style:text-properties fo:font-style="normal" style:text-underline-style="solid" style:text-underline-width="auto" style:text-underline-color="font-color" officeooo:rsid="00d3303d" officeooo:paragraph-rsid="00d495af" style:font-style-asian="normal" style:font-style-complex="normal"/>
    </style:style>
    <style:style style:name="P53" style:family="paragraph" style:parent-style-name="Text_20_body" style:list-style-name="L7">
      <style:text-properties officeooo:paragraph-rsid="0103639b"/>
    </style:style>
    <style:style style:name="P54" style:family="paragraph" style:parent-style-name="Text_20_body" style:list-style-name="L7">
      <style:text-properties officeooo:paragraph-rsid="0106a66a"/>
    </style:style>
    <style:style style:name="P55" style:family="paragraph" style:parent-style-name="Text_20_body" style:list-style-name="L7">
      <style:text-properties officeooo:paragraph-rsid="01081e8a"/>
    </style:style>
    <style:style style:name="P56" style:family="paragraph" style:parent-style-name="Text_20_body">
      <style:text-properties officeooo:paragraph-rsid="0106a66a"/>
    </style:style>
    <style:style style:name="P57" style:family="paragraph" style:parent-style-name="Text_20_body">
      <style:text-properties officeooo:rsid="010d9e5e" officeooo:paragraph-rsid="010d9e5e"/>
    </style:style>
    <style:style style:name="T1" style:family="text">
      <style:text-properties officeooo:rsid="0035fb4e"/>
    </style:style>
    <style:style style:name="T2" style:family="text">
      <style:text-properties officeooo:rsid="00a02c5a"/>
    </style:style>
    <style:style style:name="T3" style:family="text">
      <style:text-properties officeooo:rsid="0018e4ed"/>
    </style:style>
    <style:style style:name="T4" style:family="text">
      <style:text-properties officeooo:rsid="0031d2dd"/>
    </style:style>
    <style:style style:name="T5" style:family="text">
      <style:text-properties officeooo:rsid="00337e35"/>
    </style:style>
    <style:style style:name="T6" style:family="text">
      <style:text-properties fo:font-weight="normal" officeooo:rsid="008d7058" style:font-weight-asian="normal" style:font-weight-complex="normal"/>
    </style:style>
    <style:style style:name="T7" style:family="text">
      <style:text-properties fo:font-weight="normal" officeooo:rsid="00d495af" style:font-weight-asian="normal" style:font-weight-complex="normal"/>
    </style:style>
    <style:style style:name="T8" style:family="text">
      <style:text-properties fo:font-weight="normal" officeooo:rsid="00d576f6" style:font-weight-asian="normal" style:font-weight-complex="normal"/>
    </style:style>
    <style:style style:name="T9" style:family="text">
      <style:text-properties fo:font-weight="normal" officeooo:rsid="00d6d0c7" style:font-weight-asian="normal" style:font-weight-complex="normal"/>
    </style:style>
    <style:style style:name="T10" style:family="text">
      <style:text-properties fo:font-weight="normal" officeooo:rsid="00d899e9" style:font-weight-asian="normal" style:font-weight-complex="normal"/>
    </style:style>
    <style:style style:name="T11" style:family="text">
      <style:text-properties fo:font-weight="normal" officeooo:rsid="00d3303d" style:font-weight-asian="normal" style:font-weight-complex="normal"/>
    </style:style>
    <style:style style:name="T12" style:family="text">
      <style:text-properties fo:font-weight="normal" officeooo:rsid="00e1aef0" style:font-weight-asian="normal" style:font-weight-complex="normal"/>
    </style:style>
    <style:style style:name="T13" style:family="text">
      <style:text-properties fo:font-weight="normal" officeooo:rsid="00e2f434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7ac5f" style:font-style-asian="normal" style:font-style-complex="normal"/>
    </style:style>
    <style:style style:name="T16" style:family="text">
      <style:text-properties fo:font-style="normal" officeooo:rsid="00d3303d" style:font-style-asian="normal" style:font-style-complex="normal"/>
    </style:style>
    <style:style style:name="T17" style:family="text">
      <style:text-properties fo:font-style="normal" officeooo:rsid="010339f5" style:font-style-asian="normal" style:font-style-complex="normal"/>
    </style:style>
    <style:style style:name="T18" style:family="text">
      <style:text-properties fo:font-style="normal" officeooo:rsid="0103639b" style:font-style-asian="normal" style:font-style-complex="normal"/>
    </style:style>
    <style:style style:name="T19" style:family="text">
      <style:text-properties fo:font-style="normal" officeooo:rsid="010389f8" style:font-style-asian="normal" style:font-style-complex="normal"/>
    </style:style>
    <style:style style:name="T20" style:family="text">
      <style:text-properties fo:font-style="normal" officeooo:rsid="0104c877" style:font-style-asian="normal" style:font-style-complex="normal"/>
    </style:style>
    <style:style style:name="T21" style:family="text">
      <style:text-properties fo:font-style="normal" officeooo:rsid="0104f2fb" style:font-style-asian="normal" style:font-style-complex="normal"/>
    </style:style>
    <style:style style:name="T22" style:family="text">
      <style:text-properties fo:font-style="normal" officeooo:rsid="0106a66a" style:font-style-asian="normal" style:font-style-complex="normal"/>
    </style:style>
    <style:style style:name="T23" style:family="text">
      <style:text-properties fo:font-style="normal" officeooo:rsid="01081e8a" style:font-style-asian="normal" style:font-style-complex="normal"/>
    </style:style>
    <style:style style:name="T24" style:family="text">
      <style:text-properties fo:font-style="normal" officeooo:rsid="010c2708" style:font-style-asian="normal" style:font-style-complex="normal"/>
    </style:style>
    <style:style style:name="T25" style:family="text">
      <style:text-properties fo:font-style="normal" fo:font-weight="normal" officeooo:rsid="0057ac5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8d705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104f2fb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d3303d" style:font-style-asian="normal" style:font-weight-asian="bold" style:font-style-complex="normal" style:font-weight-complex="bold"/>
    </style:style>
    <style:style style:name="T30" style:family="text">
      <style:text-properties officeooo:rsid="008b36f9"/>
    </style:style>
    <style:style style:name="T31" style:family="text">
      <style:text-properties officeooo:rsid="00d495af"/>
    </style:style>
    <style:style style:name="T32" style:family="text">
      <style:text-properties officeooo:rsid="00dfb0ac"/>
    </style:style>
    <style:style style:name="T33" style:family="text">
      <style:text-properties officeooo:rsid="00e1aef0"/>
    </style:style>
    <style:style style:name="T34" style:family="text">
      <style:text-properties officeooo:rsid="00e2f434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e46f0f"/>
    </style:style>
    <style:style style:name="T37" style:family="text">
      <style:text-properties officeooo:rsid="00e560f7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e936bd"/>
    </style:style>
    <style:style style:name="T40" style:family="text">
      <style:text-properties style:text-underline-style="solid" style:text-underline-width="auto" style:text-underline-color="font-color" officeooo:rsid="00eb0058"/>
    </style:style>
    <style:style style:name="T41" style:family="text">
      <style:text-properties officeooo:rsid="00e936bd"/>
    </style:style>
    <style:style style:name="T42" style:family="text">
      <style:text-properties officeooo:rsid="00eb1c91"/>
    </style:style>
    <style:style style:name="T43" style:family="text">
      <style:text-properties officeooo:rsid="00ed0911"/>
    </style:style>
    <style:style style:name="T44" style:family="text">
      <style:text-properties officeooo:rsid="00eedaa5"/>
    </style:style>
    <style:style style:name="T45" style:family="text">
      <style:text-properties officeooo:rsid="00ef80f9"/>
    </style:style>
    <style:style style:name="T46" style:family="text">
      <style:text-properties officeooo:rsid="00f0d545"/>
    </style:style>
    <style:style style:name="T47" style:family="text">
      <style:text-properties officeooo:rsid="00f26401"/>
    </style:style>
    <style:style style:name="T48" style:family="text">
      <style:text-properties officeooo:rsid="00f5d854"/>
    </style:style>
    <style:style style:name="T49" style:family="text">
      <style:text-properties officeooo:rsid="00f5e105"/>
    </style:style>
    <style:style style:name="T50" style:family="text">
      <style:text-properties officeooo:rsid="00f77a2c"/>
    </style:style>
    <style:style style:name="T51" style:family="text">
      <style:text-properties officeooo:rsid="00f7ca00"/>
    </style:style>
    <style:style style:name="T52" style:family="text">
      <style:text-properties officeooo:rsid="00f8cd74"/>
    </style:style>
    <style:style style:name="T53" style:family="text">
      <style:text-properties officeooo:rsid="00fbe557"/>
    </style:style>
    <style:style style:name="T54" style:family="text">
      <style:text-properties officeooo:rsid="00fd3047"/>
    </style:style>
    <style:style style:name="T55" style:family="text">
      <style:text-properties officeooo:rsid="00fdc129"/>
    </style:style>
    <style:style style:name="T56" style:family="text">
      <style:text-properties officeooo:rsid="010063ee"/>
    </style:style>
    <style:style style:name="T57" style:family="text">
      <style:text-properties officeooo:rsid="008d7058"/>
    </style:style>
    <style:style style:name="T58" style:family="text">
      <style:text-properties officeooo:rsid="010272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62cm" fo:text-indent="-0.635cm" fo:margin-left="1.66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97cm" fo:text-indent="-0.635cm" fo:margin-left="2.2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32cm" fo:text-indent="-0.635cm" fo:margin-left="2.93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67cm" fo:text-indent="-0.635cm" fo:margin-left="3.56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02cm" fo:text-indent="-0.635cm" fo:margin-left="4.20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37cm" fo:text-indent="-0.635cm" fo:margin-left="4.83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72cm" fo:text-indent="-0.635cm" fo:margin-left="5.47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07cm" fo:text-indent="-0.635cm" fo:margin-left="6.10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42cm" fo:text-indent="-0.635cm" fo:margin-left="6.74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77cm" fo:text-indent="-0.635cm" fo:margin-left="7.377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/>
      <text:p text:style-name="Text_20_body"/>
      <text:p text:style-name="Text_20_body"/>
      <text:p text:style-name="Text_20_body"/>
      <text:p text:style-name="P5">Wizards &amp; Dices</text:p>
      <text:p text:style-name="Text_20_body"/>
      <text:p text:style-name="P11">Cadrage des jalons<text:line-break/>7, 8 et 9</text:p>
      <text:p text:style-name="P1"/>
      <text:p text:style-name="Text_20_body"/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5">Créée</text:span><text:span text:style-name="T4"> l</text:span>e : <text:span text:style-name="T4">2</text:span><text:span text:style-name="T30">2</text:span><text:span text:style-name="T4">/11/2024</text:span></text:p>
      <text:p text:style-name="P9"><text:tab/><text:span text:style-name="T5">P</text:span>ar : Axel MOURILLON</text:p>
      <text:p text:style-name="P6"/>
      <text:p text:style-name="P2"><text:span text:style-name="T4">Dernière modification l</text:span>e : <text:span text:style-name="T4">2</text:span><text:span text:style-name="T30">2</text:span><text:span text:style-name="T4">/11/2024</text:span></text:p>
      <text:p text:style-name="P8"><text:span text:style-name="T5"><text:tab/>P</text:span>ar : Axel MOURILLON</text:p>
      <text:p text:style-name="P6"/>
      <text:p text:style-name="Text_20_body"/>
      <text:p text:style-name="P7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"><text:a xlink:type="simple" xlink:href="#__RefHeading___Toc263_1510177236" text:style-name="Index_20_Link" text:visited-style-name="Index_20_Link">Jalon 7 : Mémoire du projet<text:tab/>3</text:a></text:p>
          <text:p text:style-name="P17"><text:a xlink:type="simple" xlink:href="#__RefHeading___Toc279_1510177236%20Copie%201%20Copie%201%20Copie%202" text:style-name="Index_20_Link" text:visited-style-name="Index_20_Link">Résumé<text:tab/>3</text:a></text:p>
          <text:p text:style-name="P17"><text:a xlink:type="simple" xlink:href="#__RefHeading___Toc279_1510177236%20Copie%201%20Copie%201%20Copie%203" text:style-name="Index_20_Link" text:visited-style-name="Index_20_Link">Détails<text:tab/>3</text:a></text:p>
          <text:p text:style-name="P16"><text:a xlink:type="simple" xlink:href="#__RefHeading___Toc263_1510177236%20Copie%201" text:style-name="Index_20_Link" text:visited-style-name="Index_20_Link">Jalon 8 : Présentation finale client et vidéo de démonstration<text:tab/>5</text:a></text:p>
          <text:p text:style-name="P17"><text:a xlink:type="simple" xlink:href="#__RefHeading___Toc279_1510177236%20Copie%201%20Copie%201" text:style-name="Index_20_Link" text:visited-style-name="Index_20_Link">Présentation finale client<text:tab/>5</text:a></text:p>
          <text:p text:style-name="P17"><text:a xlink:type="simple" xlink:href="#__RefHeading___Toc279_1510177236%20Copie%201%20Copie%201%20Copie%201" text:style-name="Index_20_Link" text:visited-style-name="Index_20_Link">Vidéo de démonstration<text:tab/>5</text:a></text:p>
          <text:p text:style-name="P16"><text:a xlink:type="simple" xlink:href="#__RefHeading___Toc263_1510177236%20Copie%202" text:style-name="Index_20_Link" text:visited-style-name="Index_20_Link">Jalon 9 : Proof Of Concept (POC)<text:tab/>6</text:a></text:p>
        </text:index-body>
      </text:table-of-content>
      <text:p text:style-name="Text_20_body"/>
      <text:p text:style-name="Text_20_body"/>
      <text:p text:style-name="P4"/>
      <text:p text:style-name="P4"/>
      <text:p text:style-name="P4"/>
      <text:p text:style-name="Text_20_body"/>
      <text:p text:style-name="P15"/>
      <text:h text:style-name="P18" text:outline-level="1"><text:bookmark-start text:name="__RefHeading___Toc263_1510177236"/><text:span text:style-name="T6">J</text:span><text:span text:style-name="T11">alon 7 : Mémoire du projet</text:span><text:bookmark-end text:name="__RefHeading___Toc263_1510177236"/></text:h>
      <text:h text:style-name="P22" text:outline-level="2"><text:bookmark-start text:name="__RefHeading___Toc279_1510177236 Copie 1 Copie 1 Copie 2"/>Résumé<text:bookmark-end text:name="__RefHeading___Toc279_1510177236 Copie 1 Copie 1 Copie 2"/></text:h>
      <text:p text:style-name="P26"><text:span text:style-name="T25">T</text:span><text:span text:style-name="T26">est</text:span></text:p>
      <text:p text:style-name="P14"><text:span text:style-name="T6"/></text:p>
      <text:h text:style-name="P23" text:outline-level="2"><text:bookmark-start text:name="__RefHeading___Toc279_1510177236 Copie 1 Copie 1 Copie 3"/><text:span text:style-name="T33">Détails</text:span><text:bookmark-end text:name="__RefHeading___Toc279_1510177236 Copie 1 Copie 1 Copie 3"/></text:h>
      <text:p text:style-name="P38"><text:span text:style-name="T6"><text:tab/>T</text:span><text:span text:style-name="T12">ous les paragraphes ci-après doivent être présenté</text:span><text:span text:style-name="T6"> dans le livrable, </text:span><text:span text:style-name="T12">c’est-à-dire </text:span><text:span text:style-name="T6">mémoire de 20 à 25 pages. </text:span><text:span text:style-name="T13">D</text:span><text:span text:style-name="T6">’autres </text:span><text:span text:style-name="T12">paragraphes</text:span><text:span text:style-name="T6"> </text:span><text:span text:style-name="T13">propre au projet </text:span><text:span text:style-name="T6">apparaîtront. </text:span><text:span text:style-name="T13">Il est également préférable de p</text:span><text:span text:style-name="T6">rivilégi</text:span><text:span text:style-name="T13">er</text:span><text:span text:style-name="T6"> le positionnement des éléments purement techniques en annexes</text:span></text:p>
      <text:p text:style-name="P14"><text:span text:style-name="T6"/></text:p>
      <text:p text:style-name="P50"><text:span text:style-name="T57">Date butoir de rendu mémoire : 2 juin 2025, à 17h </text:span><text:span text:style-name="T58">(</text:span><text:span text:style-name="T57">groupe 1</text:span><text:span text:style-name="T58">)</text:span></text:p>
      <text:p text:style-name="P14"><text:span text:style-name="T6"/></text:p>
      <text:p text:style-name="P39">Présentation de votre société :</text:p>
      <text:p text:style-name="P31"><text:tab/>Présentation succincte de l’organisation, de la société fictive.</text:p>
      <text:p text:style-name="P31"/>
      <text:p text:style-name="P39">Périmètre du projet :</text:p>
      <text:p text:style-name="P31"><text:tab/>La définition du périmètre du projet donne aux parties prenantes une compréhension partagée du projet et de ses objectifs. </text:p>
      <text:p text:style-name="P38"><text:tab/>Le périmètre délimite les frontières du projet <text:span text:style-name="T34">et couvre la totalité des livrables inclus dans le projet d</text:span>u point de vue des parties prenantes. Ces livrables, <text:span text:style-name="T34">c’est-à-dire le </text:span>projet et <text:span text:style-name="T34">le(s) </text:span>produit<text:span text:style-name="T34">(s) en général,</text:span> p<text:span text:style-name="T34">euven</text:span>t évolu<text:span text:style-name="T34">er</text:span> et <text:span text:style-name="T34">être</text:span> modifi<text:span text:style-name="T34">er</text:span> tout au long des projets, <text:span text:style-name="T34">i</text:span>l <text:span text:style-name="T34">est donc</text:span> import<text:span text:style-name="T34">ant</text:span> de préciser dès le début ce qui sera et ne sera pas dans le périmètre du projet. </text:p>
      <text:p text:style-name="P42"><text:tab/><text:span text:style-name="T34">O</text:span>n établit <text:span text:style-name="T34">d’abord, au cours de l’initialisation, </text:span>un <text:span text:style-name="T35">périmètre de projet provisoire</text:span>, repos<text:span text:style-name="T34">ant</text:span> sur les données transmises par le sponsor du projet. <text:span text:style-name="T34">Cela</text:span> détermine ce qui est et n’est pas dans le projet, <text:span text:style-name="T34">ainsi que </text:span>les processus de planification. Ensuite, le <text:span text:style-name="T35">périmètre de projet détaillé</text:span> <text:span text:style-name="T36">(</text:span>dit « définitif »<text:span text:style-name="T36">)</text:span> inclut les travaux à réaliser. <text:span text:style-name="T37">U</text:span>ne fois validée, <text:span text:style-name="T37">c</text:span>ette définition du projet constitue la base des modifications et évolutions ultérieures du projet.</text:p>
      <text:p text:style-name="P14">Étapes <text:span text:style-name="T36">de la définition du périmètre du projet</text:span> :</text:p>
      <text:list text:style-name="L2">
        <text:list-item>
          <text:p text:style-name="P32">Recueillir les données nécessaires</text:p>
        </text:list-item>
        <text:list-item>
          <text:p text:style-name="P32">Planifier le périmètre de projet</text:p>
        </text:list-item>
        <text:list-item>
          <text:p text:style-name="P32">Définir le périmètre provisoire de projet</text:p>
        </text:list-item>
        <text:list-item>
          <text:p text:style-name="P32">Définir le périmètre du projet</text:p>
        </text:list-item>
      </text:list>
      <text:p text:style-name="P14"/>
      <text:p text:style-name="P14"><text:span text:style-name="T38">Justification de la réponse à l’</text:span><text:span text:style-name="T39">appel d’offre</text:span><text:span text:style-name="T38"> ou </text:span><text:span text:style-name="T40">du </text:span><text:span text:style-name="T38">besoin client :</text:span></text:p>
      <text:p text:style-name="P43">En quoi n<text:span text:style-name="T41">otre</text:span> société (groupe projet) s’inscrit-elle dans la réponse au besoin du client</text:p>
      <text:p text:style-name="P43">En quoi <text:span text:style-name="T41">n</text:span>otre équipe <text:span text:style-name="T41">a</text:span> les compétences pour répondre à la problématique du client.</text:p>
      <text:p text:style-name="P14"/>
      <text:p text:style-name="P39">Réponse(s) technique : </text:p>
      <text:p text:style-name="P31"><text:tab/>La partie technique présente l<text:span text:style-name="T42">a</text:span> o<text:span text:style-name="T42">u</text:span> les solutions proposées pour répondre à la demande du client. <text:span text:style-name="T42">L’</text:span>étude technique <text:span text:style-name="T42">devra </text:span>présenter au moins une solution alternative, expliquant les raisons du « non choix ».</text:p>
      <text:p text:style-name="P14"/>
      <text:p text:style-name="P39">Aspect financier et chiffrage :</text:p>
      <text:p text:style-name="P31"><text:tab/>Décrire les aspects financiers (budget, devis…), étude des coûts, retour sur investissement et rentabilité client.</text:p>
      <text:p text:style-name="P14"/>
      <text:p text:style-name="P31"><text:span text:style-name="T38">Aspect développement durable :</text:span></text:p>
      <text:p text:style-name="P44"><text:tab/>Décrire la politique dans laquelle s’inscrit le projet. <text:span text:style-name="T43">N</text:span>otre entreprise intègre-t-elle les notions liées au développement durable et l’économie de ressources dans son fonctionnement, voire sa stratégie ?</text:p>
      <text:p text:style-name="P44"><text:tab/>Cela se traduit-il sur le S<text:span text:style-name="T44">ystème d’</text:span>I<text:span text:style-name="T44">nformations (SI) ?</text:span> Si oui, précise<text:span text:style-name="T45">r</text:span> l’incidence sur les choix organisationnels, l’infrastructure, les achats ?</text:p>
      <text:p text:style-name="P14"/>
      <text:p text:style-name="P31"><text:span text:style-name="T38">Aspect cybersécurité :</text:span> </text:p>
      <text:p text:style-name="P45"><text:tab/>Propose<text:span text:style-name="T46">r</text:span> un environnement de sécurité dimensionné pour ce projet : adapté, réaliste, raisonnable, <text:span text:style-name="T47">etc</text:span>. </text:p>
      <text:p text:style-name="P45"><text:soft-page-break/><text:tab/><text:span text:style-name="T46">En fonction du contexte, s’</text:span>appuy<text:span text:style-name="T46">er</text:span> sur tout ou partie des éléments clés à inclure dans un cahier des charges cybersécurité.</text:p>
      <text:p text:style-name="P14"/>
      <text:p text:style-name="P40">Contraintes techniques et humaines :</text:p>
      <text:p text:style-name="P14"><text:tab/>Développer les problématiques techniques, organisationnelles <text:span text:style-name="T49">et</text:span> de déploiement, <text:span text:style-name="T49">ainsi que les </text:span>répercutions sur le personnel et <text:span text:style-name="T50">les </text:span>solutions apportées.</text:p>
      <text:p text:style-name="P14"/>
      <text:p text:style-name="P39">Maquette :</text:p>
      <text:p text:style-name="P31"><text:tab/>Réaliser une maquette i<text:span text:style-name="T48">llustrant</text:span> la répartition des charges de chacun <text:span text:style-name="T48">ainsi que</text:span> le planning de déploiement (Gantt…)</text:p>
      <text:p text:style-name="P14"/>
      <text:p text:style-name="P39">Conclusion d<text:span text:style-name="T51">u p</text:span>rojet :</text:p>
      <text:list text:style-name="L3">
        <text:list-item>
          <text:p text:style-name="P33">Pérennité du projet</text:p>
        </text:list-item>
        <text:list-item>
          <text:p text:style-name="P33">Cohérence des choix techniques</text:p>
        </text:list-item>
        <text:list-item>
          <text:p text:style-name="P33">Évolutions futures</text:p>
        </text:list-item>
        <text:list-item>
          <text:p text:style-name="P33">Intérêt pour l’entreprise</text:p>
        </text:list-item>
        <text:list-item>
          <text:p text:style-name="P33">Conseil sur la solution à choisir</text:p>
        </text:list-item>
      </text:list>
      <text:p text:style-name="P14"/>
      <text:p text:style-name="P39">F<text:span text:style-name="T51">ormatage</text:span> :</text:p>
      <text:list text:style-name="L4">
        <text:list-item>
          <text:p text:style-name="P34">Police : Arial 10 pts maximum.</text:p>
        </text:list-item>
        <text:list-item>
          <text:p text:style-name="P34">Interligne : simple.</text:p>
        </text:list-item>
        <text:list-item>
          <text:p text:style-name="P34"><text:span text:style-name="T51">Format de paragraphe : j</text:span>ustifié</text:p>
        </text:list-item>
        <text:list-item>
          <text:p text:style-name="P35">Sommaire</text:p>
          <text:list>
            <text:list-header>
              <text:p text:style-name="P35">Numérotation des pages après le sommaire</text:p>
            </text:list-header>
          </text:list>
        </text:list-item>
        <text:list-item>
          <text:p text:style-name="P35">Minimum 20 pages – <text:span text:style-name="T51">M</text:span>axi<text:span text:style-name="T51">mum</text:span> 30 pages </text:p>
          <text:list>
            <text:list-header>
              <text:p text:style-name="P35"><text:span text:style-name="T51">H</text:span>ors annexes</text:p>
            </text:list-header>
          </text:list>
        </text:list-item>
        <text:list-item>
          <text:p text:style-name="P34">Annexes : entre 5 et 15 pages, avec sommaire et numérotation indépendante</text:p>
        </text:list-item>
        <text:list-item>
          <text:p text:style-name="P34">Impression recto-verso.</text:p>
        </text:list-item>
      </text:list>
      <text:p text:style-name="P14"/>
      <text:p text:style-name="P40">Mise en page / ch<text:span text:style-name="T54">ar</text:span>tre graphique</text:p>
      <text:list text:style-name="L5">
        <text:list-item>
          <text:p text:style-name="P36"><text:span text:style-name="T52">I</text:span>dem compte-rendu TD/TP <text:span text:style-name="T52">à minima </text:span><text:span text:style-name="T56">(détails ci-dessous)</text:span><text:span text:style-name="T52"> :</text:span></text:p>
          <text:list>
            <text:list-header>
              <text:p text:style-name="P46">Page de garde :</text:p>
              <text:list>
                <text:list-item>
                  <text:p text:style-name="P46">Logos GRETA/IUT</text:p>
                </text:list-item>
                <text:list-item>
                  <text:p text:style-name="P46">Rappel de la section → BUT 3 2024-2025</text:p>
                </text:list-item>
                <text:list-item>
                  <text:p text:style-name="P46">Rappel de l’objet / du titre</text:p>
                </text:list-item>
                <text:list-item>
                  <text:p text:style-name="P46">Nom de l’intervenant</text:p>
                </text:list-item>
                <text:list-item>
                  <text:p text:style-name="P46">Matière concernée</text:p>
                </text:list-item>
                <text:list-item>
                  <text:p text:style-name="P46">Nom et prénom</text:p>
                </text:list-item>
              </text:list>
              <text:p text:style-name="P48">En-tête :</text:p>
              <text:list text:continue-numbering="true">
                <text:list-item>
                  <text:p text:style-name="P47">Logos GRETA/IUT</text:p>
                </text:list-item>
              </text:list>
              <text:p text:style-name="P48">Pied de page :</text:p>
              <text:list text:continue-numbering="true">
                <text:list-item>
                  <text:p text:style-name="P48">Numérotation, en bas à droite</text:p>
                </text:list-item>
                <text:list-item>
                  <text:p text:style-name="P48">Nom et prénom à gauche</text:p>
                </text:list-item>
                <text:list-item>
                  <text:p text:style-name="P48">Rappel <text:span text:style-name="T52">sectio</text:span>n, <text:span text:style-name="T52">objet / titre </text:span>et année au centre</text:p>
                </text:list-item>
              </text:list>
              <text:p text:style-name="P49">Corps de texte :</text:p>
              <text:list text:continue-numbering="true">
                <text:list-item>
                  <text:p text:style-name="P49">Police : Arial 10 pts maximum.</text:p>
                </text:list-item>
                <text:list-item>
                  <text:p text:style-name="P49">Interligne : simple.</text:p>
                </text:list-item>
                <text:list-item>
                  <text:p text:style-name="P49">Format de paragraphe : justifié</text:p>
                </text:list-item>
                <text:list-item>
                  <text:p text:style-name="P49">Sommaire</text:p>
                  <text:list>
                    <text:list-header>
                      <text:p text:style-name="P49">Numérotation des pages après le sommaire</text:p>
                    </text:list-header>
                  </text:list>
                </text:list-item>
                <text:list-item>
                  <text:p text:style-name="P49">Minimum 20 pages – Maximum 30 pages </text:p>
                  <text:list>
                    <text:list-header>
                      <text:p text:style-name="P49">Hors annexes</text:p>
                    </text:list-header>
                  </text:list>
                </text:list-item>
                <text:list-item>
                  <text:p text:style-name="P49">Annexes : <text:span text:style-name="T53">si nécessaire</text:span>, avec sommaire et numérotation indépendante</text:p>
                </text:list-item>
              </text:list>
            </text:list-header>
          </text:list>
        </text:list-item>
        <text:list-item>
          <text:p text:style-name="P36">N’hésitez pas à enrichir en fonction de votre imagination</text:p>
        </text:list-item>
        <text:list-item>
          <text:p text:style-name="P37">Cartouche <text:span text:style-name="T55">suivant, </text:span>obligatoire en seconde de couverture, <text:span text:style-name="T55">ainsi que les logos GRETA/IUT</text:span> : </text:p>
          <text:p text:style-name="P37">Travail réalisé dans le cadre d’une mise en situation professionnelle support de l’enseignement gestion de projet/management/communicatio<text:span text:style-name="T32">n </text:span>du BUT3 RT Parcours Cybersécurité session 24-25.</text:p>
        </text:list-item>
      </text:list>
      <text:h text:style-name="P19" text:outline-level="1"><text:bookmark-start text:name="__RefHeading___Toc263_1510177236 Copie 1"/><text:span text:style-name="T6">J</text:span><text:span text:style-name="T11">alon </text:span><text:span text:style-name="T7">8</text:span><text:span text:style-name="T11"> : Présentation finale client et vidéo de démonstration</text:span><text:bookmark-end text:name="__RefHeading___Toc263_1510177236 Copie 1"/></text:h>
      <text:h text:style-name="P21" text:outline-level="2"><text:bookmark-start text:name="__RefHeading___Toc279_1510177236 Copie 1 Copie 1"/>Présentation finale client<text:bookmark-end text:name="__RefHeading___Toc279_1510177236 Copie 1 Copie 1"/></text:h>
      <text:p text:style-name="P41"><text:span text:style-name="T14">Phase 1 : Soutenance orale – 15 minutes</text:span></text:p>
      <text:p text:style-name="P25"><text:span text:style-name="T14">Le jury représente l’entreprise cliente qui auditionne les entreprises candidates réponda</text:span><text:span text:style-name="T24">nt</text:span><text:span text:style-name="T14"> à l’appel à projet.</text:span></text:p>
      <text:list text:style-name="L6">
        <text:list-item>
          <text:p text:style-name="P27"><text:span text:style-name="T14">Pour le jury l’objectif de cette soutenance est d’évaluer :</text:span></text:p>
          <text:list>
            <text:list-item>
              <text:p text:style-name="P27"><text:span text:style-name="T14">La maîtrise d</text:span><text:span text:style-name="T17">u</text:span><text:span text:style-name="T14"> sujet</text:span></text:p>
            </text:list-item>
            <text:list-item>
              <text:p text:style-name="P27"><text:span text:style-name="T17">N</text:span><text:span text:style-name="T14">otre capacité d’expression orale</text:span></text:p>
            </text:list-item>
            <text:list-item>
              <text:p text:style-name="P27"><text:span text:style-name="T17">N</text:span><text:span text:style-name="T14">otre esprit de synthèse</text:span></text:p>
            </text:list-item>
            <text:list-item>
              <text:p text:style-name="P27"><text:span text:style-name="T17">N</text:span><text:span text:style-name="T14">otre capacité à </text:span><text:span text:style-name="T17">co</text:span><text:span text:style-name="T14">-écrire un mémoire et présenter une réponse en équipe</text:span></text:p>
            </text:list-item>
          </text:list>
        </text:list-item>
        <text:list-item>
          <text:p text:style-name="P27"><text:span text:style-name="T14">Chaque personne joue un rôle : chef de projet, </text:span><text:span text:style-name="T17">responsable technique, </text:span><text:span text:style-name="T19">r</text:span><text:span text:style-name="T17">esponsable documentation et administratif</text:span><text:span text:style-name="T19">, responsable design et marketing</text:span></text:p>
        </text:list-item>
        <text:list-item>
          <text:p text:style-name="P27"><text:span text:style-name="T14">Le temps de parole de chacun doit être équilibré</text:span></text:p>
        </text:list-item>
        <text:list-item>
          <text:p text:style-name="P27"><text:span text:style-name="T18">Support :</text:span><text:span text:style-name="T14"> diaporama, </text:span><text:span text:style-name="T18">qui sera</text:span><text:span text:style-name="T14"> évalué en tant que tel (fluidité, valeur ajoutée, respect de l’exercice demandé, </text:span><text:span text:style-name="T18">etc</text:span><text:span text:style-name="T14">)</text:span></text:p>
        </text:list-item>
      </text:list>
      <text:p text:style-name="P25"><text:span text:style-name="T14"/></text:p>
      <text:p text:style-name="P52">Phase 2 : Questions / Réponses – 10 minutes</text:p>
      <text:p text:style-name="P28"><text:span text:style-name="T28">SUJETS :</text:span><text:span text:style-name="T21"> </text:span><text:span text:style-name="T14">L’échange avec les membres du jury portera sur la qualité des réalisations, </text:span><text:span text:style-name="T20">les</text:span><text:span text:style-name="T14"> dimensionnements </text:span><text:span text:style-name="T20">et les</text:span><text:span text:style-name="T14"> préconisations, </text:span><text:span text:style-name="T20">ainsi que sur </text:span><text:span text:style-name="T14">la cohérence de</text:span><text:span text:style-name="T20">s</text:span><text:span text:style-name="T14"> choix techniques et organisationnels. Des questions sur comment s’est déroulé et/ou a été vécu le projet pourront être posées (difficultés rencontrées, solutions apportées, </text:span><text:span text:style-name="T21">etc</text:span><text:span text:style-name="T14">)</text:span></text:p>
      <text:p text:style-name="P56"><text:span text:style-name="T29">NOTATION :</text:span><text:span text:style-name="T16"> Une note de groupe </text:span><text:span text:style-name="T21">pour le </text:span><text:span text:style-name="T16">mémoire</text:span><text:span text:style-name="T21">,</text:span><text:span text:style-name="T16"> une note évaluant la prestation orale collective « projet » </text:span><text:span text:style-name="T21">et </text:span><text:span text:style-name="T16">une note évaluant la prestation orale </text:span><text:span text:style-name="T21">« </text:span><text:span text:style-name="T16">technico-commerciale », </text:span><text:span text:style-name="T21">le tout</text:span><text:span text:style-name="T16"> modulée par une évaluation de la prestation individuelle.</text:span></text:p>
      <text:p text:style-name="P51"><text:span text:style-name="T16">CONDITIONS ORGANISATIONNELLES :</text:span></text:p>
      <text:list text:style-name="L7">
        <text:list-item>
          <text:p text:style-name="P54"><text:span text:style-name="T16">Un ordinateur et un vidéo projecteur seront à disposition</text:span></text:p>
        </text:list-item>
        <text:list-item>
          <text:p text:style-name="P53"><text:span text:style-name="T16">10 minutes de délibération du jury entre chaque groupe</text:span></text:p>
        </text:list-item>
        <text:list-item>
          <text:p text:style-name="P53"><text:span text:style-name="T16">Le </text:span><text:span text:style-name="T22">j</text:span><text:span text:style-name="T16">ury sera composé de membres de l’équipe pédagogique</text:span></text:p>
        </text:list-item>
        <text:list-item>
          <text:p text:style-name="P53"><text:span text:style-name="T16">Document </text:span><text:span text:style-name="T22">(le m</text:span><text:span text:style-name="T16">émoire) à rendre en 1 exemplaire papier + 1 version électronique</text:span></text:p>
          <text:list>
            <text:list-item>
              <text:p text:style-name="P54"><text:span text:style-name="T16">Les exemplaires papiers doivent être adressés par voie postale ou déposés à l’adresse suivante : </text:span></text:p>
              <text:list>
                <text:list-header>
                  <text:p text:style-name="P54"><text:span text:style-name="T16">GRETA ARDECHE-DROME, Service informatique</text:span></text:p>
                  <text:p text:style-name="P54"><text:span text:style-name="T16">37-39 rue Barthélémy de Laffemas</text:span></text:p>
                  <text:p text:style-name="P54"><text:span text:style-name="T16">BP 26, 26901 VALENCE CEDEX 9.</text:span></text:p>
                </text:list-header>
              </text:list>
            </text:list-item>
            <text:list-item>
              <text:p text:style-name="P55"><text:span text:style-name="T16">La version électronique doit être adressée par mail au format PDF à </text:span><text:span text:style-name="T23">l’adresse</text:span><text:span text:style-name="T16"> </text:span><text:span text:style-name="T29">formations.numeriques@greta-0726.fr</text:span></text:p>
              <text:list>
                <text:list-header>
                  <text:p text:style-name="P55"><text:span text:style-name="T23">N</text:span><text:span text:style-name="T16">ommage : PTUT_BUT3_2425_grpN.pdf </text:span></text:p>
                </text:list-header>
              </text:list>
            </text:list-item>
          </text:list>
        </text:list-item>
      </text:list>
      <text:p text:style-name="P12"><text:span text:style-name="T15"/></text:p>
      <text:p text:style-name="P12"/>
      <text:h text:style-name="P21" text:outline-level="2"><text:bookmark-start text:name="__RefHeading___Toc279_1510177236 Copie 1 Copie 1 Copie 1"/><text:span text:style-name="T31">V</text:span>idéo de démonstration<text:bookmark-end text:name="__RefHeading___Toc279_1510177236 Copie 1 Copie 1 Copie 1"/></text:h>
      <text:p text:style-name="P57"><text:span text:style-name="T14">À préciser</text:span></text:p>
      <text:p text:style-name="P12"><text:span text:style-name="T6"/></text:p>
      <text:p text:style-name="P12"><text:span text:style-name="T6"/></text:p>
      <text:h text:style-name="P20" text:outline-level="1" text:is-list-header="true"><text:bookmark-start text:name="__RefHeading___Toc263_1510177236 Copie 2"/><text:span text:style-name="T6">J</text:span><text:span text:style-name="T11">alon </text:span><text:span text:style-name="T8">9</text:span><text:span text:style-name="T11"> : P</text:span><text:span text:style-name="T9">roof </text:span><text:span text:style-name="T11">O</text:span><text:span text:style-name="T9">f </text:span><text:span text:style-name="T11">C</text:span><text:span text:style-name="T9">oncept </text:span><text:span text:style-name="T10">(</text:span><text:span text:style-name="T9">POC</text:span><text:span text:style-name="T10">)</text:span><text:bookmark-end text:name="__RefHeading___Toc263_1510177236 Copie 2"/></text:h>
      <text:p text:style-name="P29"><text:span text:style-name="T14"/></text:p>
      <text:p text:style-name="P57"><text:span text:style-name="T15">À préciser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3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3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2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2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35fb4e"/>
    </style:style>
    <style:style style:name="MT2" style:family="text">
      <style:text-properties officeooo:rsid="00a02c5a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Cadrage des jalons 7, 8 et 9</text:p>
      </style:header>
      <style:footer>
        <text:p text:style-name="Header"><text:span text:style-name="MT1">2</text:span><text:span text:style-name="MT2">2</text:span><text:span text:style-name="MT1">/11/2024</text:span><text:tab/><text:tab/><text:span text:style-name="MT3">Page : </text:span><text:span text:style-name="MT3"><text:page-number text:select-page="current" text:page-adjust="-1">5</text:page-number></text:span><text:span text:style-name="MT3"><text:s/>/ </text:span><text:span text:style-name="MT3"><text:expression text:formula="ooow:page-1" office:value-type="float" office:value="5" style:data-style-name="N0">5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22T17:20:03.540000000</dc:date>
    <meta:editing-duration>PT7H3M23S</meta:editing-duration>
    <meta:editing-cycles>241</meta:editing-cycles>
    <meta:generator>LibreOffice/24.2.6.2$Windows_X86_64 LibreOffice_project/ef66aa7e36a1bb8e65bfbc63aba53045a14d0871</meta:generator>
    <meta:print-date>2024-11-22T17:19:56.642000000</meta:print-date>
    <meta:printed-by>Fichiers PDF</meta:printed-by>
    <meta:document-statistic meta:table-count="0" meta:image-count="0" meta:object-count="0" meta:page-count="6" meta:paragraph-count="123" meta:word-count="1173" meta:character-count="7143" meta:non-whitespace-character-count="6123"/>
  </office:meta>
</office:document-meta>
</file>